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8f91cd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fd9f19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3ee39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28bbc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d3326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41564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009ebe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00cfe6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09ebe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style:text-autospace="none"/>
      <style:text-properties style:font-name="FreeMono" fo:font-size="13pt" officeooo:paragraph-rsid="0009ebe9" style:font-name-asian="FreeMono1" style:font-size-asian="13pt" style:font-name-complex="FreeMono1" style:font-size-complex="13pt"/>
    </style:style>
    <style:style style:name="P22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009ebe9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d3326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 style:list-style-name="L1">
      <style:paragraph-properties fo:text-align="start" style:justify-single-word="false" style:text-autospace="none"/>
      <style:text-properties officeooo:paragraph-rsid="000cfe6a"/>
    </style:style>
    <style:style style:name="P31" style:family="paragraph" style:parent-style-name="Standard" style:list-style-name="L2">
      <style:paragraph-properties fo:text-align="start" style:justify-single-word="false" style:text-autospace="none"/>
      <style:text-properties officeooo:paragraph-rsid="0009ebe9"/>
    </style:style>
    <style:style style:name="P32" style:family="paragraph" style:parent-style-name="Standard">
      <style:paragraph-properties fo:text-align="start" style:justify-single-word="false" style:text-autospace="none"/>
      <style:text-properties officeooo:paragraph-rsid="0010be73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41564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34" style:family="paragraph" style:parent-style-name="Standard" style:list-style-name="L2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5fdb6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48961a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27a8c95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5d7e24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00cfe6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bold" officeooo:rsid="00a5fdb6" officeooo:paragraph-rsid="0010be73" style:font-name-asian="FreeMono1" style:font-size-asian="13pt" style:font-weight-asian="bold" style:font-name-complex="FreeMono1" style:font-size-complex="13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T1" style:family="text">
      <style:text-properties officeooo:rsid="018d7cd1"/>
    </style:style>
    <style:style style:name="T2" style:family="text">
      <style:text-properties officeooo:rsid="0195d527"/>
    </style:style>
    <style:style style:name="T3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4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5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6" style:family="text">
      <style:text-properties fo:font-weight="bold" officeooo:rsid="000cfe6a" style:font-name-asian="FreeMono1" style:font-weight-asian="bold" style:font-name-complex="FreeMono1" style:font-weight-complex="bold"/>
    </style:style>
    <style:style style:name="T7" style:family="text">
      <style:text-properties fo:font-weight="bold" officeooo:rsid="000e94c3" style:font-name-asian="FreeMono1" style:font-weight-asian="bold" style:font-name-complex="FreeMono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8f91cd" style:font-name-asian="FreeMono1" style:font-name-complex="FreeMono1"/>
    </style:style>
    <style:style style:name="T10" style:family="text">
      <style:text-properties officeooo:rsid="00ef08d7" style:font-name-asian="FreeMono1" style:font-name-complex="FreeMono1"/>
    </style:style>
    <style:style style:name="T11" style:family="text">
      <style:text-properties officeooo:rsid="00ef60f6" style:font-name-asian="FreeMono1" style:font-name-complex="FreeMono1"/>
    </style:style>
    <style:style style:name="T12" style:family="text">
      <style:text-properties officeooo:rsid="00f54338" style:font-name-asian="FreeMono1" style:font-name-complex="FreeMono1"/>
    </style:style>
    <style:style style:name="T13" style:family="text">
      <style:text-properties officeooo:rsid="018cd052" style:font-name-asian="FreeMono1" style:font-name-complex="FreeMono1"/>
    </style:style>
    <style:style style:name="T14" style:family="text">
      <style:text-properties officeooo:rsid="0093ee39" style:font-name-asian="FreeMono1" style:font-name-complex="FreeMono1"/>
    </style:style>
    <style:style style:name="T15" style:family="text">
      <style:text-properties officeooo:rsid="0092ca38" style:font-name-asian="FreeMono1" style:font-name-complex="FreeMono1"/>
    </style:style>
    <style:style style:name="T16" style:family="text">
      <style:text-properties officeooo:rsid="00efcdf8" style:font-name-asian="FreeMono1" style:font-name-complex="FreeMono1"/>
    </style:style>
    <style:style style:name="T17" style:family="text">
      <style:text-properties officeooo:rsid="0090f2d4" style:font-name-asian="FreeMono1" style:font-name-complex="FreeMono1"/>
    </style:style>
    <style:style style:name="T18" style:family="text">
      <style:text-properties officeooo:rsid="00973e90" style:font-name-asian="FreeMono1" style:font-name-complex="FreeMono1"/>
    </style:style>
    <style:style style:name="T19" style:family="text">
      <style:text-properties officeooo:rsid="011231bb" style:font-name-asian="FreeMono1" style:font-name-complex="FreeMono1"/>
    </style:style>
    <style:style style:name="T20" style:family="text">
      <style:text-properties officeooo:rsid="00f2a4c6" style:font-name-asian="FreeMono1" style:font-name-complex="FreeMono1"/>
    </style:style>
    <style:style style:name="T21" style:family="text">
      <style:text-properties officeooo:rsid="00f37191" style:font-name-asian="FreeMono1" style:font-name-complex="FreeMono1"/>
    </style:style>
    <style:style style:name="T22" style:family="text">
      <style:text-properties officeooo:rsid="009d3326" style:font-name-asian="FreeMono1" style:font-name-complex="FreeMono1"/>
    </style:style>
    <style:style style:name="T23" style:family="text">
      <style:text-properties officeooo:rsid="027ce363" style:font-name-asian="FreeMono1" style:font-name-complex="FreeMono1"/>
    </style:style>
    <style:style style:name="T24" style:family="text">
      <style:text-properties officeooo:rsid="027d9506" style:font-name-asian="FreeMono1" style:font-name-complex="FreeMono1"/>
    </style:style>
    <style:style style:name="T25" style:family="text">
      <style:text-properties officeooo:rsid="027dfb8d" style:font-name-asian="FreeMono1" style:font-name-complex="FreeMono1"/>
    </style:style>
    <style:style style:name="T26" style:family="text">
      <style:text-properties officeooo:rsid="009f0648" style:font-name-asian="FreeMono1" style:font-name-complex="FreeMono1"/>
    </style:style>
    <style:style style:name="T27" style:family="text">
      <style:text-properties officeooo:rsid="03743e91"/>
    </style:style>
    <style:style style:name="T28" style:family="text">
      <style:text-properties officeooo:rsid="00f1a60a"/>
    </style:style>
    <style:style style:name="T29" style:family="text">
      <style:text-properties style:font-name="FreeMono"/>
    </style:style>
    <style:style style:name="T30" style:family="text">
      <style:text-properties style:font-name="FreeMono" officeooo:rsid="00f2a4c6" style:font-name-asian="FreeMono1" style:font-name-complex="FreeMono1"/>
    </style:style>
    <style:style style:name="T31" style:family="text">
      <style:text-properties style:font-name="FreeMono" officeooo:rsid="009d3326" style:font-name-asian="FreeMono1" style:font-name-complex="FreeMono1"/>
    </style:style>
    <style:style style:name="T32" style:family="text">
      <style:text-properties style:font-name="FreeMono" officeooo:rsid="010123cb"/>
    </style:style>
    <style:style style:name="T33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34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35" style:family="text">
      <style:text-properties style:font-name="FreeMono" officeooo:rsid="01395956"/>
    </style:style>
    <style:style style:name="T36" style:family="text">
      <style:text-properties style:font-name="FreeMono" officeooo:rsid="0157de33"/>
    </style:style>
    <style:style style:name="T37" style:family="text">
      <style:text-properties style:font-name="FreeMono" officeooo:rsid="015872ec"/>
    </style:style>
    <style:style style:name="T38" style:family="text">
      <style:text-properties style:font-name="FreeMono" officeooo:rsid="015d7e24"/>
    </style:style>
    <style:style style:name="T39" style:family="text">
      <style:text-properties officeooo:rsid="00fd9f19"/>
    </style:style>
    <style:style style:name="T40" style:family="text">
      <style:text-properties officeooo:rsid="00ff3a72"/>
    </style:style>
    <style:style style:name="T41" style:family="text">
      <style:text-properties officeooo:rsid="00ff3cbe"/>
    </style:style>
    <style:style style:name="T42" style:family="text">
      <style:text-properties officeooo:rsid="010123cb"/>
    </style:style>
    <style:style style:name="T43" style:family="text">
      <style:text-properties officeooo:rsid="0180f0ec"/>
    </style:style>
    <style:style style:name="T44" style:family="text">
      <style:text-properties officeooo:rsid="0189c187"/>
    </style:style>
    <style:style style:name="T45" style:family="text">
      <style:text-properties officeooo:rsid="01859472"/>
    </style:style>
    <style:style style:name="T46" style:family="text">
      <style:text-properties officeooo:rsid="018b1505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49" style:family="text">
      <style:text-properties officeooo:rsid="010dce35"/>
    </style:style>
    <style:style style:name="T50" style:family="text">
      <style:text-properties officeooo:rsid="0186a378"/>
    </style:style>
    <style:style style:name="T51" style:family="text">
      <style:text-properties officeooo:rsid="03868f74"/>
    </style:style>
    <style:style style:name="T52" style:family="text">
      <style:text-properties officeooo:rsid="010776af"/>
    </style:style>
    <style:style style:name="T53" style:family="text">
      <style:text-properties style:font-name="Jomolhari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64" style:family="text">
      <style:text-properties style:font-name="Jomolhari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65" style:family="text">
      <style:text-properties style:font-name="Jomolhari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66" style:family="text">
      <style:text-properties style:font-name="Jomolhari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67" style:family="text">
      <style:text-properties fo:font-variant="normal" fo:text-transform="none" fo:color="#222222" style:font-name="Jomolhari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68" style:family="text">
      <style:text-properties fo:font-variant="normal" fo:text-transform="none" fo:color="#222222" style:font-name="Jomolhari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69" style:family="text">
      <style:text-properties officeooo:rsid="0126f356"/>
    </style:style>
    <style:style style:name="T70" style:family="text">
      <style:text-properties officeooo:rsid="01253930"/>
    </style:style>
    <style:style style:name="T71" style:family="text">
      <style:text-properties officeooo:rsid="01278436"/>
    </style:style>
    <style:style style:name="T72" style:family="text">
      <style:text-properties officeooo:rsid="027dfb8d"/>
    </style:style>
    <style:style style:name="T73" style:family="text">
      <style:text-properties officeooo:rsid="02905a7d"/>
    </style:style>
    <style:style style:name="T74" style:family="text">
      <style:text-properties officeooo:rsid="027f3a46"/>
    </style:style>
    <style:style style:name="T75" style:family="text">
      <style:text-properties officeooo:rsid="012a3cb3"/>
    </style:style>
    <style:style style:name="T76" style:family="text">
      <style:text-properties officeooo:rsid="0280fd69"/>
    </style:style>
    <style:style style:name="T77" style:family="text">
      <style:text-properties officeooo:rsid="00b38846"/>
    </style:style>
    <style:style style:name="T78" style:family="text">
      <style:text-properties officeooo:rsid="00b4a25d"/>
    </style:style>
    <style:style style:name="T79" style:family="text">
      <style:text-properties officeooo:rsid="0276eb78"/>
    </style:style>
    <style:style style:name="T80" style:family="text">
      <style:text-properties officeooo:rsid="015872ec"/>
    </style:style>
    <style:style style:name="T81" style:family="text">
      <style:text-properties officeooo:rsid="0129eaf8"/>
    </style:style>
    <style:style style:name="T82" style:family="text">
      <style:text-properties officeooo:rsid="01292cc3"/>
    </style:style>
    <style:style style:name="T83" style:family="text">
      <style:text-properties officeooo:rsid="0274a2d5"/>
    </style:style>
    <style:style style:name="T84" style:family="text">
      <style:text-properties officeooo:rsid="027503ac"/>
    </style:style>
    <style:style style:name="T85" style:family="text">
      <style:text-properties officeooo:rsid="02759589"/>
    </style:style>
    <style:style style:name="T86" style:family="text">
      <style:text-properties officeooo:rsid="012b03f4"/>
    </style:style>
    <style:style style:name="T87" style:family="text">
      <style:text-properties officeooo:rsid="0130e93c"/>
    </style:style>
    <style:style style:name="T88" style:family="text">
      <style:text-properties officeooo:rsid="013552f9"/>
    </style:style>
    <style:style style:name="T89" style:family="text">
      <style:text-properties officeooo:rsid="0136c71e"/>
    </style:style>
    <style:style style:name="T90" style:family="text">
      <style:text-properties officeooo:rsid="0135e9ca"/>
    </style:style>
    <style:style style:name="T91" style:family="text">
      <style:text-properties officeooo:rsid="01326bc8"/>
    </style:style>
    <style:style style:name="T92" style:family="text">
      <style:text-properties officeooo:rsid="015a60ed"/>
    </style:style>
    <style:style style:name="T93" style:family="text">
      <style:text-properties officeooo:rsid="013551d7"/>
    </style:style>
    <style:style style:name="T94" style:family="text">
      <style:text-properties officeooo:rsid="0133e575"/>
    </style:style>
    <style:style style:name="T95" style:family="text">
      <style:text-properties officeooo:rsid="013851ea"/>
    </style:style>
    <style:style style:name="T96" style:family="text">
      <style:text-properties officeooo:rsid="0138eb0e"/>
    </style:style>
    <style:style style:name="T97" style:family="text">
      <style:text-properties officeooo:rsid="015bd8e6"/>
    </style:style>
    <style:style style:name="T98" style:family="text">
      <style:text-properties officeooo:rsid="01395956"/>
    </style:style>
    <style:style style:name="T99" style:family="text">
      <style:text-properties officeooo:rsid="01462ac0"/>
    </style:style>
    <style:style style:name="T100" style:family="text">
      <style:text-properties officeooo:rsid="01979d95"/>
    </style:style>
    <style:style style:name="T101" style:family="text">
      <style:text-properties officeooo:rsid="0148961a"/>
    </style:style>
    <style:style style:name="T102" style:family="text">
      <style:text-properties officeooo:rsid="014a7ebd"/>
    </style:style>
    <style:style style:name="T103" style:family="text">
      <style:text-properties officeooo:rsid="01406dbe"/>
    </style:style>
    <style:style style:name="T104" style:family="text">
      <style:text-properties officeooo:rsid="014edd7b"/>
    </style:style>
    <style:style style:name="T105" style:family="text">
      <style:text-properties officeooo:rsid="014fe85d"/>
    </style:style>
    <style:style style:name="T106" style:family="text">
      <style:text-properties officeooo:rsid="015136f5"/>
    </style:style>
    <style:style style:name="T107" style:family="text">
      <style:text-properties officeooo:rsid="015323d2"/>
    </style:style>
    <style:style style:name="T108" style:family="text">
      <style:text-properties officeooo:rsid="01534a2b"/>
    </style:style>
    <style:style style:name="T109" style:family="text">
      <style:text-properties officeooo:rsid="0198354f"/>
    </style:style>
    <style:style style:name="T110" style:family="text">
      <style:text-properties officeooo:rsid="0151776f"/>
    </style:style>
    <style:style style:name="T111" style:family="text">
      <style:text-properties officeooo:rsid="01543fb6"/>
    </style:style>
    <style:style style:name="T112" style:family="text">
      <style:text-properties officeooo:rsid="0157de33"/>
    </style:style>
    <style:style style:name="T113" style:family="text">
      <style:text-properties officeooo:rsid="01626229"/>
    </style:style>
    <style:style style:name="T114" style:family="text">
      <style:text-properties officeooo:rsid="015d7e24"/>
    </style:style>
    <style:style style:name="T115" style:family="text">
      <style:text-properties officeooo:rsid="015eca6e"/>
    </style:style>
    <style:style style:name="T116" style:family="text">
      <style:text-properties officeooo:rsid="01659fd0"/>
    </style:style>
    <style:style style:name="T117" style:family="text">
      <style:text-properties officeooo:rsid="01604fa4"/>
    </style:style>
    <style:style style:name="T118" style:family="text">
      <style:text-properties officeooo:rsid="0010be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<text:span text:style-name="T7">y</text:span><text:span text:style-name="T6">ylex()</text:span></text:p>
      <text:p text:style-name="P23"/>
      <text:p text:style-name="P11"><text:span text:style-name="T31">yylex()</text:span><text:span text:style-name="T22"> is the scanning routine function that returns the token that has been obtained by the scanning process. It's return type is </text:span><text:span text:style-name="T31">int</text:span><text:span text:style-name="T22">. </text:span><text:span text:style-name="T23">Its is defined by</text:span><text:span text:style-name="T24"> </text:span><text:span text:style-name="T23">LEX in the lex.yy.c file. </text:span><text:span text:style-name="T25">The programmer must call it to run the scanner. </text:span><text:span text:style-name="T26">y</text:span><text:span text:style-name="T22">ylex() continues scanning either till EOF is reached or one if actions executes a return statement. </text:span></text:p>
      <text:p text:style-name="P7"/>
      <text:p text:style-name="P7">NOTE :</text:p>
      <text:list xml:id="list10111881261" text:style-name="L1">
        <text:list-item>
          <text:p text:style-name="P30"><text:span text:style-name="T58">If yylex() is called more than once, it simply starts scanning from </text:span><text:span text:style-name="T59">the position</text:span><text:span text:style-name="T60"> in the file where it </text:span><text:span text:style-name="T61">had </text:span><text:span text:style-name="T62">ceased</text:span><text:span text:style-name="T58"> in the previous call.</text:span></text:p>
        </text:list-item>
        <text:list-item>
          <text:p text:style-name="P30"><text:span text:style-name="T67">T</text:span><text:span text:style-name="T68">he carriage return CR marks the end of input instead of EOF when the</text:span><text:span text:style-name="T63"><text:line-break/></text:span><text:span text:style-name="T68">input is read from the terminal.</text:span><text:span text:style-name="T64"> </text:span></text:p>
        </text:list-item>
      </text:list>
      <text:p text:style-name="P8"/>
      <text:p text:style-name="P9">A parser repetitively calls the yylex() function to <text:span text:style-name="T69">consecutively</text:span><text:span text:style-name="T70"> read tokens </text:span><text:span text:style-name="T71">from</text:span><text:span text:style-name="T70"> the input</text:span>. The rules specified in the LEX program is used <text:span text:style-name="T71">by LEX </text:span>to build the code of yylex() in the lex.yy.c file.</text:p>
      <text:p text:style-name="P35"/>
      <text:p text:style-name="P40"><text:span text:style-name="T118">yywrap()</text:span></text:p>
      <text:p text:style-name="P35"><text:span text:style-name="T118"/></text:p>
      <text:p text:style-name="P35">yywrap() is a function <text:span text:style-name="T79">of return type int, </text:span>called by <text:span text:style-name="T80">the scanner</text:span> when <text:span text:style-name="T81">it</text:span> <text:span text:style-name="T82">encounters an</text:span> EOF <text:span text:style-name="T83">in the input </text:span><text:span text:style-name="T84">file </text:span><text:span text:style-name="T85">i.e. it has finished scanning a file</text:span>.<text:span text:style-name="T86"> </text:span><text:span text:style-name="T87">If </text:span><text:span text:style-name="T88">yywrap()</text:span><text:span text:style-name="T87"> returns </text:span><text:span text:style-name="T89">a </text:span><text:span text:style-name="T87">non-zero </text:span><text:span text:style-name="T90">value </text:span><text:span text:style-name="T89">(indicating true)</text:span><text:span text:style-name="T87">,</text:span><text:span text:style-name="T91"> </text:span><text:span text:style-name="T92">the scanner</text:span><text:span text:style-name="T91"> 'wraps up' i.e. </text:span><text:span text:style-name="T93">s</text:span><text:span text:style-name="T94">tops </text:span><text:span text:style-name="T91">scanning</text:span><text:span text:style-name="T87">. </text:span><text:span text:style-name="T95">If yywrap() retur</text:span><text:span text:style-name="T96">n</text:span><text:span text:style-name="T95">s zero (indicating false), </text:span><text:span text:style-name="T97">the scanner</text:span><text:span text:style-name="T95"> </text:span><text:span text:style-name="T96">assumes that there is more input to be scanned and continues scanning. </text:span><text:span text:style-name="T98">This function is useful if the programmer wishes to </text:span><text:span text:style-name="T99">arrange for more input on completion of scanning a</text:span><text:span text:style-name="T100">n input</text:span><text:span text:style-name="T99"> file. </text:span></text:p>
      <text:p text:style-name="P36"/>
      <text:p text:style-name="P35"><text:span text:style-name="T101">If the programmer wishes to </text:span><text:span text:style-name="T98">scan more than one input file </text:span><text:span text:style-name="T102">using the generated lexical analyzer,</text:span><text:span text:style-name="T98"> </text:span><text:span text:style-name="T102">i</text:span><text:span text:style-name="T98">t can be simply done by setting </text:span><text:span text:style-name="T35">yyin</text:span><text:span text:style-name="T98"> to a new input file in yywrap()'s definition.</text:span><text:span text:style-name="T103"> </text:span></text:p>
      <text:p text:style-name="P35"><text:span text:style-name="T101">E</text:span><text:span text:style-name="T99">xample :</text:span></text:p>
      <text:p text:style-name="P41"/>
      <text:p text:style-name="P24"><text:tab/>/* <text:span text:style-name="T27">Declarations */</text:span></text:p>
      <text:p text:style-name="P24"><text:soft-page-break/>%%</text:p>
      <text:p text:style-name="P25"><text:tab/>/* Rules */</text:p>
      <text:p text:style-name="P24">%%</text:p>
      <text:p text:style-name="P24"/>
      <text:p text:style-name="P26">int yywrap()</text:p>
      <text:p text:style-name="P26">{</text:p>
      <text:p text:style-name="P27"><text:span text:style-name="T104"><text:tab/></text:span><text:span text:style-name="T105">FILE *newfile_pointer;</text:span></text:p>
      <text:p text:style-name="P27"><text:span text:style-name="T105"><text:tab/></text:span><text:span text:style-name="T106">newfile_pointer = fopen(“prog_file_2.l”);</text:span></text:p>
      <text:p text:style-name="P27"><text:span text:style-name="T104"><text:tab/></text:span><text:span text:style-name="T107">if(yyin != </text:span><text:span text:style-name="T108">newfile_pointer)</text:span><text:span text:style-name="T104"><text:tab/></text:span></text:p>
      <text:p text:style-name="P27"><text:span text:style-name="T104"><text:tab/></text:span><text:span text:style-name="T109">{</text:span></text:p>
      <text:p text:style-name="P27"><text:span text:style-name="T109"><text:tab/></text:span><text:span text:style-name="T104"><text:tab/>yyin = newfile_pointer;</text:span></text:p>
      <text:p text:style-name="P27"><text:span text:style-name="T104"><text:tab/><text:tab/></text:span><text:span text:style-name="T110">return 0;</text:span></text:p>
      <text:p text:style-name="P27"><text:span text:style-name="T110"><text:tab/></text:span><text:span text:style-name="T109">}</text:span></text:p>
      <text:p text:style-name="P27"><text:span text:style-name="T110"><text:tab/></text:span><text:span text:style-name="T111">else</text:span></text:p>
      <text:p text:style-name="P28"><text:tab/><text:tab/>return 1;</text:p>
      <text:p text:style-name="P29">}</text:p>
      <text:p text:style-name="P29"/>
      <text:p text:style-name="P35"><text:span text:style-name="T112">This definition of </text:span><text:span text:style-name="T36">yywrap()</text:span><text:span text:style-name="T112"> sets the input file pointer to </text:span><text:span text:style-name="T36">prog_file_2.l</text:span><text:span text:style-name="T112"> </text:span><text:span text:style-name="T113">and </text:span><text:span text:style-name="T114">returns 0 </text:span><text:span text:style-name="T113">if the scanner finished scanning the first input file</text:span><text:span text:style-name="T112">. </text:span><text:span text:style-name="T115">As a result, t</text:span><text:span text:style-name="T80">he scanner continues scanning in </text:span><text:span text:style-name="T37">prog_file_2.l </text:span><text:span text:style-name="T80">. </text:span><text:span text:style-name="T116">When the</text:span><text:span text:style-name="T80"> scanner call</text:span><text:span text:style-name="T117">s</text:span><text:span text:style-name="T80"> </text:span><text:span text:style-name="T114">yywrap() on EOF of </text:span><text:span text:style-name="T38">prog_file_2.l</text:span><text:span text:style-name="T114"> then it returns 0, and the scanner stops scanning.</text:span></text:p>
      <text:p text:style-name="P37"/>
      <text:p text:style-name="P32"><text:span text:style-name="T65">N</text:span><text:span text:style-name="T66">OTE: I</text:span><text:span text:style-name="T65">f yywrap() is set to return zero, it must also tell the scanner about where to find the next input.</text:span></text:p>
      <text:p text:style-name="P38"/>
      <text:p text:style-name="P35"><text:span text:style-name="T72">LEX does not define yywrap() in lex.yy.c file, but makes a call to it. Hence the </text:span><text:span text:style-name="T73">programmer</text:span><text:span text:style-name="T72"> must define it or </text:span><text:span text:style-name="T74">provide</text:span><text:span text:style-name="T72"> </text:span><text:span text:style-name="T29">%option noyywrap</text:span> in the declarations section. <text:span text:style-name="T75">This options removes the call to yywrap() </text:span><text:span text:style-name="T76">in the lex.yy.c file</text:span><text:span text:style-name="T75">. </text:span>Note that, it is <text:span text:style-name="T8">mandatory</text:span> to either define yywrap<text:span text:style-name="T77">()</text:span> or indicate the absence <text:span text:style-name="T78">using the</text:span> <text:span text:style-name="T29">%option</text:span> feature. If not, LEX will flag an error.</text:p>
      <text:p text:style-name="P9"/>
      <text:p text:style-name="P9"/>
      <text:p text:style-name="P11"><text:span text:style-name="T3">3</text:span><text:span text:style-name="T4">.</text:span><text:span text:style-name="T5">4</text:span><text:span text:style-name="T4"><text:tab/>yylval</text:span></text:p>
      <text:p text:style-name="P2"/>
      <text:p text:style-name="P10"><text:span text:style-name="T9">yylval is a global variable </text:span><text:span text:style-name="T10">of the type int. </text:span><text:span text:style-name="T11">This variable is accessible by the parser, hence it helps in sharing </text:span><text:span text:style-name="T12">of data between the lexical analyzer and the parser</text:span><text:span text:style-name="T11">.</text:span><text:span text:style-name="T13"> </text:span><text:span text:style-name="T11">It</text:span><text:span text:style-name="T9"> is used to return other additional information about the lexeme found to the parser </text:span><text:span text:style-name="T14">i.e.</text:span><text:span text:style-name="T9"> </text:span><text:span text:style-name="T15">yylval is used to return an attribute in addition to the token name </text:span><text:span text:style-name="T16">to the parser</text:span><text:span text:style-name="T15">. </text:span></text:p>
      <text:p text:style-name="P3"/>
      <text:p text:style-name="P3"><text:soft-page-break/>Example :</text:p>
      <text:p text:style-name="P12"/>
      <text:p text:style-name="P13"><text:tab/>/* <text:span text:style-name="T27">Declarations */</text:span></text:p>
      <text:p text:style-name="P13">%%</text:p>
      <text:p text:style-name="P14"><text:tab/>/* Rules */</text:p>
      <text:p text:style-name="P13">%%</text:p>
      <text:p text:style-name="P13"><text:tab/></text:p>
      <text:p text:style-name="P15">{number}<text:tab/>{</text:p>
      <text:p text:style-name="P15"><text:tab/><text:tab/><text:tab/>yylval=<text:span text:style-name="T28">atoi(yytext)</text:span>;</text:p>
      <text:p text:style-name="P20"><text:span text:style-name="T17"><text:tab/><text:tab/><text:tab/></text:span><text:span text:style-name="T18">return NUMBER;</text:span></text:p>
      <text:p text:style-name="P15"><text:tab/><text:tab/>}</text:p>
      <text:p text:style-name="P16"/>
      <text:p text:style-name="P10"><text:span text:style-name="T19">In the above example</text:span><text:span text:style-name="T15">, </text:span><text:span text:style-name="T20">the lexical analyzer tells the parser that the lexeme found is of the token type <text:s/></text:span><text:span text:style-name="T30">NUMBER</text:span><text:span text:style-name="T20"> </text:span><text:span text:style-name="T21">and the value of the token is obtained by the parser by using yylval. </text:span></text:p>
      <text:p text:style-name="P4"/>
      <text:p text:style-name="P5"><text:span text:style-name="T39">To </text:span><text:span text:style-name="T40">return an attribute of </text:span><text:span text:style-name="T41">a type other than int, yylval maybe overridden by a user defined yylval in the auxiliary declarations section. </text:span><text:span text:style-name="T42">In order to return multiple attribute values for a token, it may be declared to be of the type </text:span><text:span text:style-name="T32">union</text:span><text:span text:style-name="T42">.</text:span></text:p>
      <text:p text:style-name="P1"/>
      <text:p text:style-name="P1">Example:</text:p>
      <text:p text:style-name="P6"/>
      <text:p text:style-name="P17">%{</text:p>
      <text:p text:style-name="P18"><text:tab/>#include&lt;stdio.h&gt;</text:p>
      <text:p text:style-name="P15"><text:span text:style-name="T43"><text:tab/></text:span><text:span text:style-name="T44">typedef union </text:span></text:p>
      <text:p text:style-name="P17"><text:tab/>{</text:p>
      <text:p text:style-name="P17"><text:tab/><text:tab/>int value;</text:p>
      <text:p text:style-name="P15"><text:span text:style-name="T43"><text:tab/><text:tab/>int </text:span><text:span text:style-name="T45">number_of_digits</text:span><text:span text:style-name="T43">;</text:span></text:p>
      <text:p text:style-name="P15"><text:span text:style-name="T43"><text:tab/>}</text:span><text:span text:style-name="T44">YYSTYPE</text:span><text:span text:style-name="T43">;</text:span></text:p>
      <text:p text:style-name="P15"><text:span text:style-name="T43"><text:tab/></text:span><text:span text:style-name="T46">YYSTYPE yylval;</text:span></text:p>
      <text:p text:style-name="P21"><text:span text:style-name="T47">%</text:span><text:span text:style-name="T48">}</text:span></text:p>
      <text:p text:style-name="P22"/>
      <text:p text:style-name="P21"><text:span text:style-name="T47">number </text:span><text:tab/>[0-9]+</text:p>
      <text:p text:style-name="P17"/>
      <text:p text:style-name="P17">%%</text:p>
      <text:p text:style-name="P15"/>
      <text:p text:style-name="P15">{number}<text:tab/>{</text:p>
      <text:p text:style-name="P15"><text:tab/><text:tab/><text:tab/>yylval.<text:span text:style-name="T49">value </text:span>= <text:span text:style-name="T28">atoi(yytext)</text:span>;</text:p>
      <text:p text:style-name="P15"><text:tab/><text:tab/><text:tab/><text:span text:style-name="T49">yylval.</text:span><text:span text:style-name="T50">number_of_digits </text:span><text:span text:style-name="T49">= yyleng;</text:span></text:p>
      <text:p text:style-name="P20"><text:span text:style-name="T17"><text:tab/><text:tab/><text:tab/></text:span><text:span text:style-name="T18">return NUMBER;</text:span></text:p>
      <text:p text:style-name="P15"><text:tab/><text:tab/>}</text:p>
      <text:p text:style-name="P13"/>
      <text:p text:style-name="P13">%%</text:p>
      <text:p text:style-name="P13"><text:tab/>/* <text:span text:style-name="T51">Auxiliary functions */</text:span></text:p>
      <text:p text:style-name="P19"/>
      <text:p text:style-name="P5"><text:soft-page-break/><text:span text:style-name="T52">NOTE:</text:span><text:span text:style-name="T42"> </text:span></text:p>
      <text:list xml:id="list2129515351" text:style-name="L2">
        <text:list-item>
          <text:p text:style-name="P31"><text:span text:style-name="T53">The reason union is preferred over </text:span><text:span text:style-name="T33">struct</text:span><text:span text:style-name="T53"> is lesser memory requirement by </text:span><text:span text:style-name="T33">union</text:span><text:span text:style-name="T53">. </text:span><text:span text:style-name="T54">Creating a </text:span><text:span text:style-name="T34">struct</text:span><text:span text:style-name="T54"> for each token might lead to wastage of huge amounts of memory, while on the other hand, values are simply overwritten in case of the type </text:span><text:span text:style-name="T34">union </text:span><text:span text:style-name="T55">for each consecutive </text:span><text:span text:style-name="T56">lexeme</text:span><text:span text:style-name="T55"> </text:span><text:span text:style-name="T57">found</text:span><text:span text:style-name="T55">. </text:span><text:span text:style-name="T54"><text:s/></text:span></text:p>
        </text:list-item>
        <text:list-item>
          <text:p text:style-name="P34"><text:span text:style-name="T1">The description of yylval here has been provided only for the understanding of handling of attributes. It is not de</text:span><text:span text:style-name="T2">clared</text:span><text:span text:style-name="T1"> by default in lex.yy.c by LEX. Hence, yylval must be defined manually to handle attributes independent of a pars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02:01:42</meta:creation-date>
    <dc:date>2013-08-08T20:53:30</dc:date>
    <meta:editing-duration>PT7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4" meta:paragraph-count="65" meta:word-count="705" meta:character-count="4090" meta:non-whitespace-character-count="3394"/>
  </office:meta>
</office:document-meta>
</file>